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egoe WPC" svg:font-family="'Segoe WPC', 'Segoe UI', sans-serif"/>
  </office:font-face-decls>
  <office:automatic-styles>
    <style:style style:name="Table1" style:family="table">
      <style:table-properties style:width="13.279cm" table:align="left"/>
    </style:style>
    <style:style style:name="Table1.A" style:family="table-column">
      <style:table-column-properties style:column-width="5.484cm"/>
    </style:style>
    <style:style style:name="Table1.B" style:family="table-column">
      <style:table-column-properties style:column-width="7.795cm"/>
    </style:style>
    <style:style style:name="Table1.A1" style:family="table-cell">
      <style:table-cell-properties style:vertical-align="middle" fo:padding="0.049cm" fo:border="none"/>
    </style:style>
    <style:style style:name="P1" style:family="paragraph" style:parent-style-name="Text_20_body" style:list-style-name="L1">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Segoe WPC" fo:font-size="9.75pt" fo:letter-spacing="normal" fo:font-style="normal" fo:font-weight="normal" fo:background-color="#ffff00"/>
    </style:style>
    <style:style style:name="P2" style:family="paragraph" style:parent-style-name="Text_20_body" style:list-style-name="L2">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Segoe WPC" fo:font-size="9.75pt" fo:letter-spacing="normal" fo:font-style="normal" fo:font-weight="normal" fo:background-color="#ffff00"/>
    </style:style>
    <style:style style:name="P3" style:family="paragraph" style:parent-style-name="Text_20_body" style:list-style-name="L2">
      <style:paragraph-properties fo:margin-top="0cm" fo:margin-bottom="0cm" style:contextual-spacing="false" fo:orphans="2" fo:widows="2" fo:text-indent="0cm" style:auto-text-indent="false" fo:padding="0cm" fo:border="none"/>
      <style:text-properties fo:font-variant="normal" fo:text-transform="none" fo:color="#000000" loext:opacity="100%" style:font-name="Segoe WPC" fo:font-size="9.75pt" fo:letter-spacing="normal" fo:font-style="normal" fo:font-weight="normal" fo:background-color="#ffff00"/>
    </style:style>
    <style:style style:name="P4" style:family="paragraph" style:parent-style-name="Text_20_body" style:list-style-name="L2">
      <style:paragraph-properties fo:margin-left="0.026cm" fo:margin-right="0.026cm" fo:margin-top="0cm" fo:margin-bottom="0cm" style:contextual-spacing="false" fo:orphans="2" fo:widows="2" fo:text-indent="0cm" style:auto-text-indent="false" fo:padding="0cm" fo:border="none"/>
    </style:style>
    <style:style style:name="P5" style:family="paragraph" style:parent-style-name="Text_20_body" style:list-style-name="L3">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Segoe WPC" fo:font-size="9.75pt" fo:letter-spacing="normal" fo:font-style="normal" fo:font-weight="normal" fo:background-color="#ffff00"/>
    </style:style>
    <style:style style:name="P6" style:family="paragraph" style:parent-style-name="Text_20_body" style:list-style-name="L4">
      <style:paragraph-properties fo:margin-left="0.026cm" fo:margin-right="0.026cm" fo:margin-top="0cm" fo:margin-bottom="0cm" style:contextual-spacing="false" fo:orphans="2" fo:widows="2" fo:text-indent="0cm" style:auto-text-indent="false" fo:padding="0cm" fo:border="none"/>
    </style:style>
    <style:style style:name="P7" style:family="paragraph" style:parent-style-name="Text_20_body" style:list-style-name="L4">
      <style:paragraph-properties fo:margin-top="0cm" fo:margin-bottom="0cm" style:contextual-spacing="false" fo:orphans="2" fo:widows="2" fo:text-indent="0cm" style:auto-text-indent="false" fo:padding="0cm" fo:border="none"/>
      <style:text-properties fo:font-variant="normal" fo:text-transform="none" fo:color="#000000" loext:opacity="100%" style:font-name="Segoe WPC" fo:font-size="9.75pt" fo:letter-spacing="normal" fo:font-style="normal" fo:font-weight="normal" fo:background-color="#ffff00"/>
    </style:style>
    <style:style style:name="P8" style:family="paragraph" style:parent-style-name="Text_20_body" style:list-style-name="L4">
      <style:paragraph-properties fo:margin-left="0cm" fo:margin-right="0cm" fo:margin-top="0cm" fo:margin-bottom="0cm" style:contextual-spacing="false" fo:orphans="2" fo:widows="2" fo:text-indent="0cm" style:auto-text-indent="false" fo:padding="0cm" fo:border="none"/>
    </style:style>
    <style:style style:name="P9" style:family="paragraph" style:parent-style-name="Text_20_body" style:list-style-name="L5">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Segoe WPC" fo:font-size="9.75pt" fo:letter-spacing="normal" fo:font-style="normal" fo:font-weight="normal" fo:background-color="#ffff00"/>
    </style:style>
    <style:style style:name="P10" style:family="paragraph" style:parent-style-name="Text_20_body" style:list-style-name="L6">
      <style:paragraph-properties fo:margin-left="0cm" fo:margin-right="0cm" fo:margin-top="0cm" fo:margin-bottom="0cm" style:contextual-spacing="false" fo:orphans="2" fo:widows="2" fo:text-indent="0cm" style:auto-text-indent="false" fo:padding="0cm" fo:border="none"/>
    </style:style>
    <style:style style:name="P11" style:family="paragraph" style:parent-style-name="Text_20_body" style:list-style-name="L6">
      <style:paragraph-properties fo:margin-top="0cm" fo:margin-bottom="0cm" style:contextual-spacing="false" fo:orphans="2" fo:widows="2" fo:text-indent="0cm" style:auto-text-indent="false" fo:padding="0cm" fo:border="none"/>
      <style:text-properties fo:font-variant="normal" fo:text-transform="none" fo:color="#000000" loext:opacity="100%" style:font-name="Segoe WPC" fo:font-size="9.75pt" fo:letter-spacing="normal" fo:font-style="normal" fo:font-weight="normal" fo:background-color="#ffff00"/>
    </style:style>
    <style:style style:name="P12" style:family="paragraph" style:parent-style-name="Text_20_body" style:list-style-name="L7">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Segoe WPC" fo:font-size="9.75pt" fo:letter-spacing="normal" fo:font-style="normal" fo:font-weight="normal" fo:background-color="#ffff00"/>
    </style:style>
    <style:style style:name="P13" style:family="paragraph" style:parent-style-name="Text_20_body" style:list-style-name="L8">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Segoe WPC" fo:font-size="9.75pt" fo:letter-spacing="normal" fo:font-style="normal" fo:font-weight="normal" fo:background-color="#ffff00"/>
    </style:style>
    <style:style style:name="P14" style:family="paragraph" style:parent-style-name="Text_20_body" style:list-style-name="L8">
      <style:paragraph-properties fo:margin-left="0.026cm" fo:margin-right="0.026cm" fo:margin-top="0cm" fo:margin-bottom="0cm" style:contextual-spacing="false" fo:orphans="2" fo:widows="2" fo:text-indent="0cm" style:auto-text-indent="false" fo:padding="0cm" fo:border="none"/>
    </style:style>
    <style:style style:name="P15" style:family="paragraph" style:parent-style-name="Text_20_body" style:list-style-name="L9">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Segoe WPC" fo:font-size="9.75pt" fo:letter-spacing="normal" fo:font-style="normal" fo:font-weight="normal" fo:background-color="#ffff00"/>
    </style:style>
    <style:style style:name="P16" style:family="paragraph" style:parent-style-name="Text_20_body" style:list-style-name="L10">
      <style:paragraph-properties fo:margin-left="0.026cm" fo:margin-right="0.026cm" fo:margin-top="0cm" fo:margin-bottom="0cm" style:contextual-spacing="false" fo:orphans="2" fo:widows="2" fo:text-indent="0cm" style:auto-text-indent="false" fo:padding="0cm" fo:border="none"/>
    </style:style>
    <style:style style:name="P17" style:family="paragraph" style:parent-style-name="Text_20_body" style:list-style-name="L10">
      <style:paragraph-properties fo:margin-top="0cm" fo:margin-bottom="0cm" style:contextual-spacing="false" fo:orphans="2" fo:widows="2" fo:text-indent="0cm" style:auto-text-indent="false" fo:padding="0cm" fo:border="none"/>
      <style:text-properties fo:font-variant="normal" fo:text-transform="none" fo:color="#000000" loext:opacity="100%" style:font-name="Segoe WPC" fo:font-size="9.75pt" fo:letter-spacing="normal" fo:font-style="normal" fo:font-weight="normal" fo:background-color="#ffff00"/>
    </style:style>
    <style:style style:name="P18" style:family="paragraph" style:parent-style-name="Text_20_body" style:list-style-name="L11">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Segoe WPC" fo:font-size="9.75pt" fo:letter-spacing="normal" fo:font-style="normal" fo:font-weight="normal" fo:background-color="#ffff00"/>
    </style:style>
    <style:style style:name="P19" style:family="paragraph" style:parent-style-name="Text_20_body" style:list-style-name="L12">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Segoe WPC" fo:font-size="9.75pt" fo:letter-spacing="normal" fo:font-style="normal" fo:font-weight="normal" fo:background-color="#ffff00"/>
    </style:style>
    <style:style style:name="P20" style:family="paragraph" style:parent-style-name="Text_20_body" style:list-style-name="L12">
      <style:paragraph-properties fo:margin-top="0cm" fo:margin-bottom="0cm" style:contextual-spacing="false" fo:orphans="2" fo:widows="2" fo:text-indent="0cm" style:auto-text-indent="false" fo:padding="0cm" fo:border="none"/>
      <style:text-properties fo:font-variant="normal" fo:text-transform="none" fo:color="#000000" loext:opacity="100%" style:font-name="Segoe WPC" fo:font-size="9.75pt" fo:letter-spacing="normal" fo:font-style="normal" fo:font-weight="normal" fo:background-color="#ffff00"/>
    </style:style>
    <style:style style:name="P21" style:family="paragraph" style:parent-style-name="Text_20_body" style:list-style-name="L13">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Segoe WPC" fo:font-size="9.75pt" fo:letter-spacing="normal" fo:font-style="normal" fo:font-weight="normal" fo:background-color="#ffff00"/>
    </style:style>
    <style:style style:name="P22" style:family="paragraph" style:parent-style-name="Text_20_body" style:list-style-name="L14">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Segoe WPC" fo:font-size="9.75pt" fo:letter-spacing="normal" fo:font-style="normal" fo:font-weight="normal" fo:background-color="#ffff00"/>
    </style:style>
    <style:style style:name="P23" style:family="paragraph" style:parent-style-name="Text_20_body" style:list-style-name="L15">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Segoe WPC" fo:font-size="9.75pt" fo:letter-spacing="normal" fo:font-style="normal" fo:font-weight="normal" fo:background-color="#ffff00"/>
    </style:style>
    <style:style style:name="P24" style:family="paragraph" style:parent-style-name="Text_20_body" style:list-style-name="L16">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Segoe WPC" fo:font-size="9.75pt" fo:letter-spacing="normal" fo:font-style="normal" fo:font-weight="normal" fo:background-color="#ffff00"/>
    </style:style>
    <style:style style:name="P25" style:family="paragraph" style:parent-style-name="Text_20_body" style:list-style-name="L17">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Segoe WPC" fo:font-size="9.75pt" fo:letter-spacing="normal" fo:font-style="normal" fo:font-weight="normal"/>
    </style:style>
    <style:style style:name="P26" style:family="paragraph" style:parent-style-name="Text_20_body" style:list-style-name="L18">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Segoe WPC" fo:font-size="9.75pt" fo:letter-spacing="normal" fo:font-style="normal" fo:font-weight="normal"/>
    </style:style>
    <style:style style:name="P27" style:family="paragraph" style:parent-style-name="Text_20_body" style:list-style-name="L18">
      <style:paragraph-properties fo:margin-top="0cm" fo:margin-bottom="0cm" style:contextual-spacing="false" fo:orphans="2" fo:widows="2" fo:text-indent="0cm" style:auto-text-indent="false" fo:padding="0cm" fo:border="none"/>
      <style:text-properties fo:font-variant="normal" fo:text-transform="none" fo:color="#000000" loext:opacity="100%" style:font-name="Segoe WPC" fo:font-size="9.75pt" fo:letter-spacing="normal" fo:font-style="normal" fo:font-weight="normal"/>
    </style:style>
    <style:style style:name="P28" style:family="paragraph" style:parent-style-name="Text_20_body" style:list-style-name="L19">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Segoe WPC" fo:font-size="9.75pt" fo:letter-spacing="normal" fo:font-style="normal" fo:font-weight="normal"/>
    </style:style>
    <style:style style:name="P29" style:family="paragraph" style:parent-style-name="Text_20_body" style:list-style-name="L20">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Segoe WPC" fo:font-size="9.75pt" fo:letter-spacing="normal" fo:font-style="normal" fo:font-weight="normal"/>
    </style:style>
    <style:style style:name="P30" style:family="paragraph" style:parent-style-name="Text_20_body" style:list-style-name="L21">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Segoe WPC" fo:font-size="9.75pt" fo:letter-spacing="normal" fo:font-style="normal" fo:font-weight="normal"/>
    </style:style>
    <style:style style:name="P31" style:family="paragraph" style:parent-style-name="Text_20_body" style:list-style-name="L22">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Segoe WPC" fo:font-size="9.75pt" fo:letter-spacing="normal" fo:font-style="normal" fo:font-weight="normal"/>
    </style:style>
    <style:style style:name="P32" style:family="paragraph" style:parent-style-name="Text_20_body" style:list-style-name="L23">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Segoe WPC" fo:font-size="9.75pt" fo:letter-spacing="normal" fo:font-style="normal" fo:font-weight="normal" fo:background-color="#ffff00"/>
    </style:style>
    <style:style style:name="P33" style:family="paragraph" style:parent-style-name="Text_20_body" style:list-style-name="L24">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Segoe WPC" fo:font-size="9.75pt" fo:letter-spacing="normal" fo:font-style="normal" fo:font-weight="normal" fo:background-color="#ffff00"/>
    </style:style>
    <style:style style:name="P34" style:family="paragraph" style:parent-style-name="Text_20_body" style:list-style-name="L25">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Segoe WPC" fo:font-size="9.75pt" fo:letter-spacing="normal" fo:font-style="normal" fo:font-weight="normal"/>
    </style:style>
    <style:style style:name="P35" style:family="paragraph" style:parent-style-name="Text_20_body" style:list-style-name="L26">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Segoe WPC" fo:font-size="9.75pt" fo:letter-spacing="normal" fo:font-style="normal" fo:font-weight="normal"/>
    </style:style>
    <style:style style:name="P36" style:family="paragraph" style:parent-style-name="Text_20_body" style:list-style-name="L26">
      <style:paragraph-properties fo:margin-top="0cm" fo:margin-bottom="0cm" style:contextual-spacing="false" fo:orphans="2" fo:widows="2" fo:text-indent="0cm" style:auto-text-indent="false" fo:padding="0cm" fo:border="none"/>
      <style:text-properties fo:font-variant="normal" fo:text-transform="none" fo:color="#000000" loext:opacity="100%" style:font-name="Segoe WPC" fo:font-size="9.75pt" fo:letter-spacing="normal" fo:font-style="normal" fo:font-weight="normal"/>
    </style:style>
    <style:style style:name="P37" style:family="paragraph" style:parent-style-name="Text_20_body" style:list-style-name="L27">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Segoe WPC" fo:font-size="9.75pt" fo:letter-spacing="normal" fo:font-style="normal" fo:font-weight="normal"/>
    </style:style>
    <style:style style:name="P38" style:family="paragraph" style:parent-style-name="Text_20_body" style:list-style-name="L28">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Segoe WPC" fo:font-size="9.75pt" fo:letter-spacing="normal" fo:font-style="normal" fo:font-weight="normal"/>
    </style:style>
    <style:style style:name="P39" style:family="paragraph" style:parent-style-name="Text_20_body" style:list-style-name="L29">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Segoe WPC" fo:font-size="9.75pt" fo:letter-spacing="normal" fo:font-style="normal" fo:font-weight="normal"/>
    </style:style>
    <style:style style:name="P40" style:family="paragraph" style:parent-style-name="Text_20_body" style:list-style-name="L30">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Segoe WPC" fo:font-size="9.75pt" fo:letter-spacing="normal" fo:font-style="normal" fo:font-weight="normal"/>
    </style:style>
    <style:style style:name="P41" style:family="paragraph" style:parent-style-name="Text_20_body">
      <style:paragraph-properties fo:margin-left="0cm" fo:margin-right="0cm" fo:margin-top="0cm" fo:margin-bottom="0.423cm" style:contextual-spacing="false" fo:orphans="2" fo:widows="2" fo:text-indent="0cm" style:auto-text-indent="false"/>
      <style:text-properties fo:font-variant="normal" fo:text-transform="none" fo:color="#000000" loext:opacity="100%" style:font-name="Segoe WPC" fo:font-size="9.75pt" fo:letter-spacing="normal" fo:font-style="normal" fo:font-weight="normal"/>
    </style:style>
    <style:style style:name="P42" style:family="paragraph" style:parent-style-name="Text_20_body" style:list-style-name="L31">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Segoe WPC" fo:font-size="9.75pt" fo:letter-spacing="normal" fo:font-style="normal" fo:font-weight="normal"/>
    </style:style>
    <style:style style:name="P43" style:family="paragraph" style:parent-style-name="Text_20_body" style:list-style-name="L31">
      <style:paragraph-properties fo:margin-top="0cm" fo:margin-bottom="0cm" style:contextual-spacing="false" fo:orphans="2" fo:widows="2" fo:text-indent="0cm" style:auto-text-indent="false" fo:padding="0cm" fo:border="none"/>
      <style:text-properties fo:font-variant="normal" fo:text-transform="none" fo:color="#000000" loext:opacity="100%" style:font-name="Segoe WPC" fo:font-size="9.75pt" fo:letter-spacing="normal" fo:font-style="normal" fo:font-weight="normal"/>
    </style:style>
    <style:style style:name="P44" style:family="paragraph" style:parent-style-name="Text_20_body">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Segoe WPC" fo:font-size="9.75pt" fo:letter-spacing="normal" fo:font-style="normal" fo:font-weight="normal"/>
    </style:style>
    <style:style style:name="P45" style:family="paragraph" style:parent-style-name="Text_20_body" style:list-style-name="L32">
      <style:paragraph-properties fo:margin-left="0cm" fo:margin-right="0cm" fo:margin-top="0cm" fo:margin-bottom="0cm" style:contextual-spacing="false" fo:orphans="2" fo:widows="2" fo:text-indent="0cm" style:auto-text-indent="false" fo:padding="0cm" fo:border="none"/>
      <style:text-properties fo:color="#000000" loext:opacity="100%"/>
    </style:style>
    <style:style style:name="P46" style:family="paragraph" style:parent-style-name="Text_20_body">
      <style:paragraph-properties fo:margin-left="0cm" fo:margin-right="0cm" fo:margin-top="0cm" fo:margin-bottom="0cm" style:contextual-spacing="false" style:line-height-at-least="0.423cm" fo:orphans="1" fo:widows="2" fo:text-indent="0cm" style:auto-text-indent="false"/>
      <style:text-properties fo:font-variant="normal" fo:text-transform="none" fo:color="#000000" loext:opacity="100%" style:font-name="Segoe WPC" fo:font-size="7.5pt" fo:letter-spacing="normal" fo:font-style="normal" fo:font-weight="normal" loext:padding="0cm" loext:border="none"/>
    </style:style>
    <style:style style:name="P47" style:family="paragraph" style:parent-style-name="Standard">
      <style:text-properties fo:color="#000000" loext:opacity="100%"/>
    </style:style>
    <style:style style:name="P48" style:family="paragraph" style:parent-style-name="Standard">
      <style:text-properties fo:color="#000000" loext:opacity="100%" officeooo:rsid="00181367" officeooo:paragraph-rsid="00181367"/>
    </style:style>
    <style:style style:name="P49" style:family="paragraph" style:parent-style-name="Heading_20_2">
      <style:text-properties fo:color="#000000" loext:opacity="100%" officeooo:rsid="00181367" officeooo:paragraph-rsid="00181367"/>
    </style:style>
    <style:style style:name="P50" style:family="paragraph" style:parent-style-name="Heading_20_3">
      <style:text-properties fo:color="#000000" loext:opacity="100%" officeooo:rsid="00181367"/>
    </style:style>
    <style:style style:name="P51" style:family="paragraph" style:parent-style-name="Text_20_body">
      <style:text-properties fo:color="#000000" loext:opacity="100%" officeooo:rsid="00181367"/>
    </style:style>
    <style:style style:name="P52" style:family="paragraph" style:parent-style-name="Quotations">
      <style:text-properties fo:color="#000000" loext:opacity="100%" officeooo:rsid="00181367"/>
    </style:style>
    <style:style style:name="P53" style:family="paragraph" style:parent-style-name="Text_20_body" style:list-style-name="L33">
      <style:text-properties fo:color="#000000" loext:opacity="100%" officeooo:rsid="00181367"/>
    </style:style>
    <style:style style:name="P54" style:family="paragraph" style:parent-style-name="Quotations" style:list-style-name="L33">
      <style:text-properties fo:color="#000000" loext:opacity="100%" officeooo:rsid="00181367"/>
    </style:style>
    <style:style style:name="P55" style:family="paragraph" style:parent-style-name="Horizontal_20_Line">
      <style:text-properties fo:color="#000000" loext:opacity="100%" officeooo:rsid="00181367"/>
    </style:style>
    <style:style style:name="P56" style:family="paragraph" style:parent-style-name="Text_20_body" style:list-style-name="L34">
      <style:text-properties fo:color="#000000" loext:opacity="100%" officeooo:rsid="00181367"/>
    </style:style>
    <style:style style:name="P57" style:family="paragraph" style:parent-style-name="Heading_20_4">
      <style:text-properties fo:color="#000000" loext:opacity="100%" officeooo:rsid="00181367"/>
    </style:style>
    <style:style style:name="P58" style:family="paragraph" style:parent-style-name="Text_20_body" style:list-style-name="L35">
      <style:text-properties fo:color="#000000" loext:opacity="100%" officeooo:rsid="00181367"/>
    </style:style>
    <style:style style:name="P59" style:family="paragraph" style:parent-style-name="Text_20_body" style:list-style-name="L36">
      <style:text-properties fo:color="#000000" loext:opacity="100%" officeooo:rsid="00181367"/>
    </style:style>
    <style:style style:name="T1" style:family="text">
      <style:text-properties fo:font-variant="normal" fo:text-transform="none" fo:color="#000000" loext:opacity="100%" style:font-name="Segoe WPC" fo:font-size="9.75pt" fo:letter-spacing="normal" fo:font-style="normal" fo:font-weight="normal" fo:background-color="#ffff00" loext:char-shading-value="0"/>
    </style:style>
    <style:style style:name="T2" style:family="text">
      <style:text-properties fo:font-variant="normal" fo:text-transform="none" fo:color="#000000" loext:opacity="100%" style:text-line-through-style="none" style:text-line-through-type="none" style:font-name="Segoe WPC" fo:font-size="9.75pt" fo:letter-spacing="normal" fo:font-style="normal" style:text-underline-style="none" fo:font-weight="normal" style:text-blinking="false" fo:background-color="#ffff00" loext:char-shading-value="0" loext:padding="0cm" loext:border="none"/>
    </style:style>
    <style:style style:name="T3" style:family="text">
      <style:text-properties fo:font-variant="normal" fo:text-transform="none" fo:color="#000000" loext:opacity="100%" fo:font-family="Consolas, 'Courier New', monospace" fo:font-size="8.25pt" fo:letter-spacing="normal" fo:font-style="normal" fo:font-weight="normal" fo:background-color="#ffff00" loext:char-shading-value="0" loext:padding="0cm" loext:border="none"/>
    </style:style>
    <style:style style:name="T4" style:family="text">
      <style:text-properties officeooo:rsid="0012817d"/>
    </style:style>
    <style:style style:name="T5" style:family="text">
      <style:text-properties officeooo:rsid="00194286"/>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number text:level="1" text:style-name="Numbering_20_Symbols" loext:num-list-format="%1%." style:num-suffix="." style:num-format="1" text:start-value="2">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number text:level="1" text:style-name="Numbering_20_Symbols" loext:num-list-format="%1%." style:num-suffix="." style:num-format="1" text:start-value="3">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number text:level="1" text:style-name="Numbering_20_Symbols" loext:num-list-format="%1%." style:num-suffix="." style:num-format="1" text:start-value="4">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number text:level="1" text:style-name="Numbering_20_Symbols" loext:num-list-format="%1%." style:num-suffix="." style:num-format="1" text:start-value="5">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number text:level="1" text:style-name="Numbering_20_Symbols" loext:num-list-format="%1%." style:num-suffix="." style:num-format="1" text:start-value="6">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number text:level="1" text:style-name="Numbering_20_Symbols" loext:num-list-format="%1%." style:num-suffix="." style:num-format="1" text:start-value="7">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number text:level="1" text:style-name="Numbering_20_Symbols" loext:num-list-format="%1%." style:num-suffix="." style:num-format="1" text:start-value="8">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number text:level="1" text:style-name="Numbering_20_Symbols" loext:num-list-format="%1%." style:num-suffix="." style:num-format="1" text:start-value="9">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number text:level="1" text:style-name="Numbering_20_Symbols" loext:num-list-format="%1%." style:num-suffix="." style:num-format="1" text:start-value="10">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number text:level="1" text:style-name="Numbering_20_Symbols" loext:num-list-format="%1%." style:num-suffix="." style:num-format="1" text:start-value="1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number text:level="1" text:style-name="Numbering_20_Symbols" loext:num-list-format="%1%." style:num-suffix="." style:num-format="1" text:start-value="12">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number text:level="1" text:style-name="Numbering_20_Symbols" loext:num-list-format="%1%." style:num-suffix="." style:num-format="1" text:start-value="13">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
      <text:list-level-style-number text:level="1" text:style-name="Numbering_20_Symbols" loext:num-list-format="%1%." style:num-suffix="." style:num-format="1" text:start-value="14">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
      <text:list-level-style-number text:level="1" text:style-name="Numbering_20_Symbols" loext:num-list-format="%1%." style:num-suffix="." style:num-format="1" text:start-value="15">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text:style-name="L1">
        <text:list-item>
          <text:p text:style-name="P1">Project membership &amp; invites</text:p>
        </text:list-item>
      </text:list>
      <text:list text:style-name="L2">
        <text:list-item>
          <text:p text:style-name="P2">Add project sharing via email invites with tokenized accept/decline; list/remove members.</text:p>
        </text:list-item>
        <text:list-item>
          <text:p text:style-name="P3">APIs: POST invite, GET pending invites, POST accept, DELETE revoke; restrict by owner.</text:p>
        </text:list-item>
        <text:list-item>
          <text:p text:style-name="P4"><text:span text:style-name="T1">UI: Manage Members panel in </text:span><text:a xlink:type="simple" xlink:href="vscode-file://vscode-app/c:/Users/rob_b/AppData/Local/Programs/Microsoft%20VS%20Code/resources/app/out/vs/code/electron-browser/workbench/workbench.html" text:style-name="Internet_20_link" text:visited-style-name="Visited_20_Internet_20_Link"><text:span text:style-name="T2">page.tsx</text:span></text:a><text:span text:style-name="T1">.</text:span></text:p>
        </text:list-item>
      </text:list>
      <text:list text:style-name="L3">
        <text:list-item>
          <text:p text:style-name="P5">Repertoire page &amp; editing</text:p>
        </text:list-item>
      </text:list>
      <text:list text:style-name="L4">
        <text:list-item>
          <text:p text:style-name="P6"><text:span text:style-name="T1">New page </text:span><text:a xlink:type="simple" xlink:href="vscode-file://vscode-app/c:/Users/rob_b/AppData/Local/Programs/Microsoft%20VS%20Code/resources/app/out/vs/code/electron-browser/workbench/workbench.html" text:style-name="Internet_20_link" text:visited-style-name="Visited_20_Internet_20_Link"><text:span text:style-name="T2">page.tsx</text:span></text:a><text:span text:style-name="T1"> to view/filter/search songs in the project.</text:span></text:p>
        </text:list-item>
        <text:list-item>
          <text:p text:style-name="P7">Inline edit: key, transposedKey, tempo (when added), notes, and streaming URL.</text:p>
        </text:list-item>
        <text:list-item>
          <text:p text:style-name="P8"><text:span text:style-name="T1">API: Extend </text:span><text:a xlink:type="simple" xlink:href="vscode-file://vscode-app/c:/Users/rob_b/AppData/Local/Programs/Microsoft%20VS%20Code/resources/app/out/vs/code/electron-browser/workbench/workbench.html" text:style-name="Internet_20_link" text:visited-style-name="Visited_20_Internet_20_Link"><text:span text:style-name="T2">GET /api/projects/[id]/songs</text:span></text:a><text:span text:style-name="T1"> with filters; add </text:span><text:span text:style-name="Source_20_Text"><text:span text:style-name="T3">PUT</text:span></text:span><text:span text:style-name="T1"> to update song fields.</text:span></text:p>
        </text:list-item>
      </text:list>
      <text:list text:style-name="L5">
        <text:list-item>
          <text:p text:style-name="P9">MusicBrainz filters &amp; ranking</text:p>
        </text:list-item>
      </text:list>
      <text:list text:style-name="L6">
        <text:list-item>
          <text:p text:style-name="P10"><text:span text:style-name="T1">Enhance </text:span><text:span text:style-name="Source_20_Text"><text:span text:style-name="T3">/api/musicbrainz/search</text:span></text:span><text:span text:style-name="T1"> with query params for genre/artist and sort by score/popularity; limit noisy duplicates.</text:span></text:p>
        </text:list-item>
        <text:list-item>
          <text:p text:style-name="P11">UI: Filter inputs on the project search screen.</text:p>
        </text:list-item>
      </text:list>
      <text:list text:style-name="L7">
        <text:list-item>
          <text:p text:style-name="P12">Key/tempo enrichment (stub with optional external lookup)</text:p>
        </text:list-item>
      </text:list>
      <text:list text:style-name="L8">
        <text:list-item>
          <text:p text:style-name="P13">Add a server-side enrichment function (configurable) to get key/tempo (Tunebat or stub).</text:p>
        </text:list-item>
        <text:list-item>
          <text:p text:style-name="P14"><text:span text:style-name="T1">Store on </text:span><text:a xlink:type="simple" xlink:href="vscode-file://vscode-app/c:/Users/rob_b/AppData/Local/Programs/Microsoft%20VS%20Code/resources/app/out/vs/code/electron-browser/workbench/workbench.html" text:style-name="Internet_20_link" text:visited-style-name="Visited_20_Internet_20_Link"><text:span text:style-name="T2">Song.key</text:span></text:a><text:span text:style-name="T1">, </text:span><text:a xlink:type="simple" xlink:href="vscode-file://vscode-app/c:/Users/rob_b/AppData/Local/Programs/Microsoft%20VS%20Code/resources/app/out/vs/code/electron-browser/workbench/workbench.html" text:style-name="Internet_20_link" text:visited-style-name="Visited_20_Internet_20_Link"><text:span text:style-name="T2">Song.tempo</text:span></text:a><text:span text:style-name="T1">; surface in Repertoire and (optionally) setlists.</text:span></text:p>
        </text:list-item>
      </text:list>
      <text:list text:style-name="L9">
        <text:list-item>
          <text:p text:style-name="P15">Song transposition support</text:p>
        </text:list-item>
      </text:list>
      <text:list text:style-name="L10">
        <text:list-item>
          <text:p text:style-name="P16"><text:span text:style-name="T1">UI to set </text:span><text:a xlink:type="simple" xlink:href="vscode-file://vscode-app/c:/Users/rob_b/AppData/Local/Programs/Microsoft%20VS%20Code/resources/app/out/vs/code/electron-browser/workbench/workbench.html" text:style-name="Internet_20_link" text:visited-style-name="Visited_20_Internet_20_Link"><text:span text:style-name="T2">transposedKey</text:span></text:a><text:span text:style-name="T1"> (song-level or setlist-item override).</text:span></text:p>
        </text:list-item>
        <text:list-item>
          <text:p text:style-name="P17">Setlist display option “Title (Bb)” when enabled.</text:p>
        </text:list-item>
      </text:list>
      <text:list text:style-name="L11">
        <text:list-item>
          <text:p text:style-name="P18">Setlist sections (multi-set show)</text:p>
        </text:list-item>
      </text:list>
      <text:list text:style-name="L12">
        <text:list-item>
          <text:p text:style-name="P19">Model: Add sections (Set 1/2/Encore) or item “section” boundaries.</text:p>
        </text:list-item>
        <text:list-item>
          <text:p text:style-name="P20">UI: Group by section, show per-section durations and total; support drag across sections.</text:p>
        </text:list-item>
        <text:list-item>
          <text:p text:style-name="P20">Add show metadata: date/venue at setlist-level.</text:p>
        </text:list-item>
      </text:list>
      <text:list text:style-name="L13">
        <text:list-item>
          <text:p text:style-name="P21">Hide per-item durations toggle</text:p>
        </text:list-item>
      </text:list>
      <text:list text:style-name="L14">
        <text:list-item>
          <text:p text:style-name="P22">Add a setlist-level toggle to hide durations on items (default to hidden), while keeping total. <text:span text:style-name="T4">(add a customisable pre-set amount of time at the end of each song for instrument changeovers, tuning etc. <text:s/>this can be edited from the )</text:span></text:p>
        </text:list-item>
      </text:list>
      <text:list text:style-name="L15">
        <text:list-item>
          <text:p text:style-name="P23">Pre-set notes/icons</text:p>
        </text:list-item>
      </text:list>
      <text:list text:style-name="L16">
        <text:list-item>
          <text:p text:style-name="P24">Create a small library of phrases/icons (e.g., guitar icons) with a quick-insert UI for notes.</text:p>
        </text:list-item>
      </text:list>
      <text:list text:style-name="L17">
        <text:list-item>
          <text:p text:style-name="P25">Streaming links &amp; settings</text:p>
        </text:list-item>
      </text:list>
      <text:list text:style-name="L18">
        <text:list-item>
          <text:p text:style-name="P26">Add Settings page to pick preferred platform; render song links based on preference (Spotify/YouTube/Apple).</text:p>
        </text:list-item>
        <text:list-item>
          <text:p text:style-name="P27">If no canonical mapping, provide best-effort search URLs.</text:p>
        </text:list-item>
      </text:list>
      <text:list text:style-name="L19">
        <text:list-item>
          <text:p text:style-name="P28">Playlist export (platform)</text:p>
        </text:list-item>
      </text:list>
      <text:list text:style-name="L20">
        <text:list-item>
          <text:p text:style-name="P29">For prototype: export an ordered list of deep links; later add OAuth for platform playlist creation.</text:p>
        </text:list-item>
      </text:list>
      <text:list text:style-name="L21">
        <text:list-item>
          <text:p text:style-name="P30">Lyrics mode (teleprompter)</text:p>
        </text:list-item>
      </text:list>
      <text:list text:style-name="L22">
        <text:list-item>
          <text:p text:style-name="P31">Store per-song lyrics; viewer that scrolls with play/pause tied to song duration; simple controls.</text:p>
        </text:list-item>
      </text:list>
      <text:list text:style-name="L23">
        <text:list-item>
          <text:p text:style-name="P32">Printables (PDF)</text:p>
        </text:list-item>
      </text:list>
      <text:list text:style-name="L24">
        <text:list-item>
          <text:p text:style-name="P33">Generate a PDF with logo/date/time/venue; paginate with font-size control; export/download.</text:p>
        </text:list-item>
      </text:list>
      <text:list text:style-name="L25">
        <text:list-item>
          <text:p text:style-name="P34">Voting &amp; readiness metrics</text:p>
        </text:list-item>
      </text:list>
      <text:list text:style-name="L26">
        <text:list-item>
          <text:p text:style-name="P35">Public voting endpoints for fans (rate/suggest); internal readiness scoring.</text:p>
        </text:list-item>
        <text:list-item>
          <text:p text:style-name="P36">Repertoire: sort by popularity/readiness; add “stale song” reminders.</text:p>
        </text:list-item>
      </text:list>
      <text:list text:style-name="L27">
        <text:list-item>
          <text:p text:style-name="P37">Mobile UI polish &amp; fonts</text:p>
        </text:list-item>
      </text:list>
      <text:list text:style-name="L28">
        <text:list-item>
          <text:p text:style-name="P38">Typography pass for subtle rock vibe; ensure a11y contrast; mobile nav/tap targets.</text:p>
        </text:list-item>
      </text:list>
      <text:list text:style-name="L29">
        <text:list-item>
          <text:p text:style-name="P39">Tests for new features</text:p>
        </text:list-item>
      </text:list>
      <text:list text:style-name="L30">
        <text:list-item>
          <text:p text:style-name="P40">Unit/E2E tests for: JSON paste, DnD reorder (optional), sections, invites, and filters.</text:p>
        </text:list-item>
      </text:list>
      <text:p text:style-name="P41"/>
      <text:p text:style-name="P41">Which area would you like to tackle first? My recommendation:</text:p>
      <text:list text:style-name="L31">
        <text:list-item>
          <text:p text:style-name="P42"><text:soft-page-break/>Start with (2) Repertoire page &amp; editing plus (3) MusicBrainz filters &amp; ranking. This makes daily workflows smooth and reduces search noise.</text:p>
        </text:list-item>
        <text:list-item>
          <text:p text:style-name="P43">Then (6) Setlist sections (multi-set show) to meet the “single show with multiple sets/encores” requirement.</text:p>
        </text:list-item>
        <text:list-item>
          <text:p text:style-name="P43">In parallel or next, (1) Project invites so bandmates can collaborate.</text:p>
        </text:list-item>
      </text:list>
      <text:p text:style-name="P44">If you confirm the order, I’ll implement the first one immediately (create the Repertoire page with edit UI and API update) and run tests.</text:p>
      <text:list text:style-name="L32">
        <text:list-item>
          <text:p text:style-name="P45"/>
        </text:list-item>
      </text:list>
      <text:p text:style-name="P46">GPT-5 • 1x</text:p>
      <text:p text:style-name="P47"/>
      <text:p text:style-name="P48">I have created an app called SongDeck which is an all in one personal and band rehearsal tool, setlist generator and practice buddy. <text:s/></text:p>
      <text:p text:style-name="P48">SongDeck contains a massive database of songs and song information (durations, BPM, key signature) and can create integrated playlists in Spotify (iTunes functionality coming soon) for personal and band rehearsals.</text:p>
      <text:p text:style-name="P48">SongDeck stores your bands rehersal progress allowing you to rate songs for road-readiness, suggest new songs to work on and even lets fans make suggestions. <text:s/>With its automated performance logs it can also be used to show what has been worked on in rehearsal and what songs require a refresh at both band and individual level.</text:p>
      <text:p text:style-name="P48"/>
      <text:p text:style-name="P48">In rehersal mode bands and performers can log, rate and organise their entire repertoire, easily moving these songs in and out of setlists, rehearsal routines and bands. <text:s/>The entire mode synchronises with Spotify to make rehearsing simple.</text:p>
      <text:p text:style-name="P48"/>
      <text:p text:style-name="P48">In live mode there is a comprehensive setlist creator, editor and archive. <text:s/>Allowing you to save old setlists, make notes on venues and set-ups. <text:s/>These setlists can be shared with venues and sound engineers easliy via links as well as printed for stage use with your band branding.</text:p>
      <text:p text:style-name="P48"/>
      <text:p text:style-name="P48">Additionally, for singers there is a lyric-scroller (teleprompter) mode which easily displays the lyrics for any song in real time and adds notes (no more forgetting who’s birthday the gig is actually for, or where you are!)</text:p>
      <text:p text:style-name="P48"/>
      <text:p text:style-name="P48">All of this is available offline, which is vital for ourdoor shows where signal or WiFI is limited, ensuring (as long as you charge your device!) you can always hit the stage ready.</text:p>
      <text:p text:style-name="P48"/>
      <text:p text:style-name="P48">Cretated for musicians by musicians this is the most comprehensive tool to <text:span text:style-name="T5">organise your songs and sets, </text:span>get your bands music up and running, structured, <text:span text:style-name="T5">searchable and editable. <text:s/>Leaving you time to do more playing and less admin.</text:span> </text:p>
      <text:p text:style-name="P48"/>
      <text:p text:style-name="P48"/>
      <text:p text:style-name="P48"/>
      <text:h text:style-name="P49" text:outline-level="2">🎵 <text:span text:style-name="Strong_20_Emphasis">Landing Page: Copy + Layout</text:span></text:h>
      <text:h text:style-name="P50" text:outline-level="3">🎯 <text:span text:style-name="Strong_20_Emphasis">Hero Section (Top of Page)</text:span></text:h>
      <text:p text:style-name="P51"><text:span text:style-name="Strong_20_Emphasis">Header:</text:span></text:p>
      <text:p text:style-name="P52"><text:span text:style-name="Strong_20_Emphasis">SongDeck — The Ultimate Setlist &amp; Rehearsal Companion for Gigging Musicians</text:span></text:p>
      <text:p text:style-name="P51"><text:span text:style-name="Strong_20_Emphasis">Subheader:</text:span></text:p>
      <text:p text:style-name="P52"><text:soft-page-break/>Built by musicians, for musicians. SongDeck takes the chaos out of rehearsals, setlists, and performance prep — so you can focus on what matters most: playing great music.</text:p>
      <text:p text:style-name="P51"><text:span text:style-name="Strong_20_Emphasis">CTA Buttons:</text:span><text:line-break/>🎧 <text:span text:style-name="Emphasis">Try SongDeck Free</text:span> | 📱 <text:span text:style-name="Emphasis">Learn More</text:span></text:p>
      <text:p text:style-name="P51"><text:span text:style-name="Strong_20_Emphasis">Visual suggestion:</text:span></text:p>
      <text:list text:style-name="L33">
        <text:list-item>
          <text:p text:style-name="P53">Background image of a live band with subtle overlay.</text:p>
        </text:list-item>
        <text:list-item>
          <text:p text:style-name="P53">Animated mock-up of SongDeck’s dashboard showing a setlist and Spotify integration.</text:p>
        </text:list-item>
        <text:list-item>
          <text:p text:style-name="P53">Maybe a slogan under logo:</text:p>
          <text:p text:style-name="P54"><text:span text:style-name="Emphasis">"Play Smarter. Rehearse Better. Perform Flawlessly."</text:span></text:p>
        </text:list-item>
      </text:list>
      <text:p text:style-name="P55"/>
      <text:h text:style-name="P50" text:outline-level="3">💡 <text:span text:style-name="Strong_20_Emphasis">Introduction / Overview Section</text:span></text:h>
      <text:p text:style-name="P51"><text:span text:style-name="Strong_20_Emphasis">Header:</text:span></text:p>
      <text:p text:style-name="P52">Everything You Need to Run a Tight Band, All in One App</text:p>
      <text:p text:style-name="P51"><text:span text:style-name="Strong_20_Emphasis">Body Copy:</text:span><text:line-break/>SongDeck is an all-in-one rehearsal manager, setlist builder, and performance assistant designed for cover bands and gigging artists.<text:line-break/>Whether you’re rehearsing at home or on stage, SongDeck keeps your music organised, your band in sync, and your gigs stress-free.</text:p>
      <text:p text:style-name="P51"><text:span text:style-name="Strong_20_Emphasis">Bullets:</text:span></text:p>
      <text:list text:style-name="L34">
        <text:list-item>
          <text:p text:style-name="P56">🎸 Build and manage full song libraries with BPM, key, and duration info</text:p>
        </text:list-item>
        <text:list-item>
          <text:p text:style-name="P56">🎧 Auto-generate Spotify playlists for rehearsals (Apple Music coming soon)</text:p>
        </text:list-item>
        <text:list-item>
          <text:p text:style-name="P56">🗂️ Organise setlists and rate your band’s readiness</text:p>
        </text:list-item>
        <text:list-item>
          <text:p text:style-name="P56">📝 Log rehearsal progress and get automated performance reports</text:p>
        </text:list-item>
        <text:list-item>
          <text:p text:style-name="P56">🕺 Share setlists with venues, sound engineers, and fans</text:p>
        </text:list-item>
        <text:list-item>
          <text:p text:style-name="P56">📜 Real-time lyric scroller for singers and performers</text:p>
        </text:list-item>
        <text:list-item>
          <text:p text:style-name="P56">🔌 Works fully offline — perfect for outdoor gigs and low-signal venues</text:p>
        </text:list-item>
      </text:list>
      <text:p text:style-name="P55"/>
      <text:h text:style-name="P50" text:outline-level="3">🧱 <text:span text:style-name="Strong_20_Emphasis">Feature Blocks (Suggested 3-column layout)</text:span></text:h>
      <text:h text:style-name="P57" text:outline-level="4">🎶 <text:span text:style-name="Strong_20_Emphasis">Rehearsal Mode</text:span></text:h>
      <text:p text:style-name="P52">Rate, log, and organise every song in your repertoire.<text:line-break/>Track rehearsal progress, spot weak spots, and sync with Spotify for a seamless band practice experience.</text:p>
      <text:p text:style-name="P55"/>
      <text:h text:style-name="P57" text:outline-level="4"><text:soft-page-break/>🎤 <text:span text:style-name="Strong_20_Emphasis">Live Mode</text:span></text:h>
      <text:p text:style-name="P52">Build, edit, and share professional setlists in seconds.<text:line-break/>Add venue notes, print your sets, and share links with your crew and engineers.</text:p>
      <text:p text:style-name="P55"/>
      <text:h text:style-name="P57" text:outline-level="4">📜 <text:span text:style-name="Strong_20_Emphasis">Lyric Scroller</text:span></text:h>
      <text:p text:style-name="P52">Never miss a line again.<text:line-break/>Display lyrics in real-time with notes and cues, tailored for singers and front performers.</text:p>
      <text:p text:style-name="P55"/>
      <text:h text:style-name="P50" text:outline-level="3">🧠 <text:span text:style-name="Strong_20_Emphasis">Why Musicians Love SongDeck</text:span></text:h>
      <table:table table:name="Table1" table:style-name="Table1">
        <table:table-column table:style-name="Table1.A"/>
        <table:table-column table:style-name="Table1.B"/>
        <table:table-header-rows>
          <table:table-row>
            <table:table-cell table:style-name="Table1.A1" office:value-type="string">
              <text:p text:style-name="Table_20_Heading">Feature</text:p>
            </table:table-cell>
            <table:table-cell table:style-name="Table1.A1" office:value-type="string">
              <text:p text:style-name="Table_20_Heading">Benefit</text:p>
            </table:table-cell>
          </table:table-row>
        </table:table-header-rows>
        <table:table-row>
          <table:table-cell table:style-name="Table1.A1" office:value-type="string">
            <text:p text:style-name="Table_20_Contents">🔁 Integrated Spotify playlists</text:p>
          </table:table-cell>
          <table:table-cell table:style-name="Table1.A1" office:value-type="string">
            <text:p text:style-name="Table_20_Contents">Practice and perform with synced playback</text:p>
          </table:table-cell>
        </table:table-row>
        <table:table-row>
          <table:table-cell table:style-name="Table1.A1" office:value-type="string">
            <text:p text:style-name="Table_20_Contents">🏷️ Song metadata</text:p>
          </table:table-cell>
          <table:table-cell table:style-name="Table1.A1" office:value-type="string">
            <text:p text:style-name="Table_20_Contents">Automatically fetch key, BPM, and duration</text:p>
          </table:table-cell>
        </table:table-row>
        <table:table-row>
          <table:table-cell table:style-name="Table1.A1" office:value-type="string">
            <text:p text:style-name="Table_20_Contents">🌐 Shareable setlists</text:p>
          </table:table-cell>
          <table:table-cell table:style-name="Table1.A1" office:value-type="string">
            <text:p text:style-name="Table_20_Contents">Send to venues, engineers, or fans</text:p>
          </table:table-cell>
        </table:table-row>
        <table:table-row>
          <table:table-cell table:style-name="Table1.A1" office:value-type="string">
            <text:p text:style-name="Table_20_Contents">📈 Rehearsal analytics</text:p>
          </table:table-cell>
          <table:table-cell table:style-name="Table1.A1" office:value-type="string">
            <text:p text:style-name="Table_20_Contents">Track “road-readiness” and song freshness</text:p>
          </table:table-cell>
        </table:table-row>
        <table:table-row>
          <table:table-cell table:style-name="Table1.A1" office:value-type="string">
            <text:p text:style-name="Table_20_Contents">🪶 Offline functionality</text:p>
          </table:table-cell>
          <table:table-cell table:style-name="Table1.A1" office:value-type="string">
            <text:p text:style-name="Table_20_Contents">Always ready, even without Wi-Fi</text:p>
          </table:table-cell>
        </table:table-row>
      </table:table>
      <text:p text:style-name="P55"/>
      <text:h text:style-name="P50" text:outline-level="3">🎸 <text:span text:style-name="Strong_20_Emphasis">For Bands, Artists, and Solo Performers</text:span></text:h>
      <text:p text:style-name="P51"><text:span text:style-name="Strong_20_Emphasis">Header:</text:span></text:p>
      <text:p text:style-name="P52">One App, Every Stage of Your Musical Journey</text:p>
      <text:p text:style-name="P51"><text:span text:style-name="Strong_20_Emphasis">Text:</text:span><text:line-break/>From first rehearsal to encore, SongDeck grows with your music. Keep your performances tight, your setlists tidy, and your practice productive.</text:p>
      <text:p text:style-name="P55"/>
      <text:h text:style-name="P50" text:outline-level="3">🧭 <text:span text:style-name="Strong_20_Emphasis">Call-to-Action (End of Page)</text:span></text:h>
      <text:p text:style-name="P51"><text:span text:style-name="Strong_20_Emphasis">Header:</text:span></text:p>
      <text:p text:style-name="P52">Ready to Simplify Your Rehearsals and Rock Your Next Gig?</text:p>
      <text:p text:style-name="P51"><text:span text:style-name="Strong_20_Emphasis">CTA Buttons:</text:span><text:line-break/>👉 <text:span text:style-name="Emphasis">Get Started with SongDeck</text:span><text:line-break/>👉 <text:span text:style-name="Emphasis">Watch Demo Video</text:span></text:p>
      <text:p text:style-name="P51"><text:span text:style-name="Strong_20_Emphasis">Tagline:</text:span></text:p>
      <text:p text:style-name="P52"><text:span text:style-name="Emphasis">SongDeck — More Music. Less Admin.</text:span></text:p>
      <text:p text:style-name="P55"/>
      <text:h text:style-name="P50" text:outline-level="3">🧱 <text:span text:style-name="Strong_20_Emphasis">Suggested Page Layout Structure</text:span></text:h>
      <text:list text:style-name="L35">
        <text:list-item>
          <text:p text:style-name="P58"><text:span text:style-name="Strong_20_Emphasis">Hero Section</text:span> — Logo, headline, short pitch, CTA</text:p>
        </text:list-item>
        <text:list-item>
          <text:p text:style-name="P58"><text:soft-page-break/><text:span text:style-name="Strong_20_Emphasis">Intro Section</text:span> — “What is SongDeck?” with short overview + graphic mockup</text:p>
        </text:list-item>
        <text:list-item>
          <text:p text:style-name="P58"><text:span text:style-name="Strong_20_Emphasis">Feature Grid</text:span> — 3–4 visual feature blocks with icons or screenshots</text:p>
        </text:list-item>
        <text:list-item>
          <text:p text:style-name="P58"><text:span text:style-name="Strong_20_Emphasis">Testimonials / Use Cases</text:span> <text:span text:style-name="Emphasis">(optional)</text:span> — quotes from musicians or band names</text:p>
        </text:list-item>
        <text:list-item>
          <text:p text:style-name="P58"><text:span text:style-name="Strong_20_Emphasis">How It Works</text:span> — 3-step visual: <text:span text:style-name="Emphasis">Build → Rehearse → Perform</text:span></text:p>
        </text:list-item>
        <text:list-item>
          <text:p text:style-name="P58"><text:span text:style-name="Strong_20_Emphasis">Pricing / Plans</text:span> (if relevant) — Free, Pro, Band, etc.</text:p>
        </text:list-item>
        <text:list-item>
          <text:p text:style-name="P58"><text:span text:style-name="Strong_20_Emphasis">Final CTA / Footer</text:span> — “Join SongDeck today!”</text:p>
        </text:list-item>
      </text:list>
      <text:p text:style-name="P55"/>
      <text:h text:style-name="P50" text:outline-level="3">🎨 <text:span text:style-name="Strong_20_Emphasis">Design Notes</text:span></text:h>
      <text:list text:style-name="L36">
        <text:list-item>
          <text:p text:style-name="P59"><text:span text:style-name="Strong_20_Emphasis">Color palette:</text:span> Deep stage black, accent red, and gold (reflecting live performance energy).</text:p>
        </text:list-item>
        <text:list-item>
          <text:p text:style-name="P59"><text:span text:style-name="Strong_20_Emphasis">Typography:</text:span> Bold sans-serif for headers (like <text:span text:style-name="Emphasis">Montserrat</text:span> or <text:span text:style-name="Emphasis">Poppins</text:span>), clean serif for body text.</text:p>
        </text:list-item>
        <text:list-item>
          <text:p text:style-name="P59"><text:span text:style-name="Strong_20_Emphasis">Icons:</text:span> Music-themed (🎶, 🎤, 🥁) or minimalist line icons for clarity.</text:p>
        </text:list-item>
        <text:list-item>
          <text:p text:style-name="P59"><text:span text:style-name="Strong_20_Emphasis">Imagery:</text:span> Realistic photos of bands rehearsing, performing, using tablets/phones.</text:p>
        </text:list-item>
        <text:list-item>
          <text:p text:style-name="P59"><text:span text:style-name="Strong_20_Emphasis">Animated demo</text:span> (if possible): show setlist creation or lyric scroll.</text:p>
        </text:list-item>
      </text:list>
      <text:p text:style-name="P48"/>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egoe WPC" svg:font-family="'Segoe WPC', 'Segoe UI',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0-29T08:03:48.932041700</meta:creation-date>
    <meta:editing-duration>PT26M18S</meta:editing-duration>
    <meta:editing-cycles>2</meta:editing-cycles>
    <meta:generator>LibreOffice/25.2.5.2$Windows_X86_64 LibreOffice_project/03d19516eb2e1dd5d4ccd751a0d6f35f35e08022</meta:generator>
    <dc:date>2025-10-29T08:54:58.914189100</dc:date>
    <meta:document-statistic meta:table-count="1" meta:image-count="0" meta:object-count="0" meta:page-count="5" meta:paragraph-count="124" meta:word-count="1375" meta:character-count="8592" meta:non-whitespace-character-count="7389"/>
  </office:meta>
</office:document-meta>
</file>